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rMethodInfo.SubscriberMethodInfo( String methodName , Class &lt; ? &gt; eventType , ThreadMode threadMode , int priority , boolean stick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scriberMethodInfo.SubscriberMethodInfo( String methodName , Class &lt; ? &gt; eventType , ThreadMode thread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MethodInfo.SubscriberMethodInfo( String methodName , Class &lt; ? &gt;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